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9d466" officeooo:paragraph-rsid="0019d466"/>
    </style:style>
    <style:style style:name="P2" style:family="paragraph" style:parent-style-name="Header">
      <style:text-properties officeooo:rsid="0019d466" officeooo:paragraph-rsid="0019d466"/>
    </style:style>
    <style:style style:name="P3" style:family="paragraph" style:parent-style-name="Heading_20_1">
      <style:text-properties officeooo:rsid="001a5991" officeooo:paragraph-rsid="001a5991"/>
    </style:style>
    <style:style style:name="P4" style:family="paragraph" style:parent-style-name="Heading_20_1" style:list-style-name="">
      <style:text-properties officeooo:rsid="001e2c03" officeooo:paragraph-rsid="001e2c03"/>
    </style:style>
    <style:style style:name="P5" style:family="paragraph" style:parent-style-name="Heading_20_1">
      <style:paragraph-properties fo:break-before="page"/>
      <style:text-properties officeooo:rsid="001ad12a" officeooo:paragraph-rsid="001ad12a"/>
    </style:style>
    <style:style style:name="P6" style:family="paragraph" style:parent-style-name="Heading_20_1">
      <style:paragraph-properties fo:break-before="page"/>
      <style:text-properties officeooo:rsid="001c7e39" officeooo:paragraph-rsid="001c7e39"/>
    </style:style>
    <style:style style:name="P7" style:family="paragraph" style:parent-style-name="Heading_20_1">
      <style:paragraph-properties fo:text-align="start" style:justify-single-word="false" fo:break-before="page"/>
      <style:text-properties officeooo:rsid="001e2c03" officeooo:paragraph-rsid="001e2c03"/>
    </style:style>
    <style:style style:name="P8" style:family="paragraph" style:parent-style-name="Subtitle">
      <style:text-properties officeooo:rsid="0019d466" officeooo:paragraph-rsid="0019d466"/>
    </style:style>
    <style:style style:name="P9" style:family="paragraph" style:parent-style-name="Text_20_body" style:list-style-name="L2">
      <style:text-properties officeooo:rsid="001a5991" officeooo:paragraph-rsid="001a5991"/>
    </style:style>
    <style:style style:name="P10" style:family="paragraph" style:parent-style-name="Text_20_body" style:list-style-name="L2">
      <style:text-properties officeooo:rsid="001a5991" officeooo:paragraph-rsid="001ee476"/>
    </style:style>
    <style:style style:name="P11" style:family="paragraph" style:parent-style-name="Text_20_body" style:list-style-name="L2">
      <style:text-properties officeooo:paragraph-rsid="001a5991"/>
    </style:style>
    <style:style style:name="P12" style:family="paragraph" style:parent-style-name="Text_20_body" style:list-style-name="L3">
      <style:text-properties officeooo:rsid="001ad12a" officeooo:paragraph-rsid="001ad12a"/>
    </style:style>
    <style:style style:name="P13" style:family="paragraph" style:parent-style-name="Text_20_body" style:list-style-name="L4">
      <style:text-properties officeooo:rsid="001ad12a" officeooo:paragraph-rsid="001c7e39"/>
    </style:style>
    <style:style style:name="P14" style:family="paragraph" style:parent-style-name="Text_20_body" style:list-style-name="L4">
      <style:text-properties officeooo:paragraph-rsid="001c7e39"/>
    </style:style>
    <style:style style:name="P15" style:family="paragraph" style:parent-style-name="Text_20_body" style:list-style-name="L3">
      <style:text-properties officeooo:rsid="001c7e39" officeooo:paragraph-rsid="001e2c03"/>
    </style:style>
    <style:style style:name="P16" style:family="paragraph" style:parent-style-name="Text_20_body" style:list-style-name="L4">
      <style:text-properties officeooo:rsid="001c7e39" officeooo:paragraph-rsid="001c7e39"/>
    </style:style>
    <style:style style:name="P17" style:family="paragraph" style:parent-style-name="Text_20_body" style:list-style-name="L5">
      <style:text-properties officeooo:rsid="001c7e39" officeooo:paragraph-rsid="001c7e39"/>
    </style:style>
    <style:style style:name="P18" style:family="paragraph" style:parent-style-name="Text_20_body" style:list-style-name="L6">
      <style:text-properties officeooo:rsid="001c7e39" officeooo:paragraph-rsid="001c7e39"/>
    </style:style>
    <style:style style:name="P19" style:family="paragraph" style:parent-style-name="Text_20_body" style:list-style-name="L2">
      <style:text-properties officeooo:rsid="001c7e39" officeooo:paragraph-rsid="001c7e39"/>
    </style:style>
    <style:style style:name="P20" style:family="paragraph" style:parent-style-name="Text_20_body" style:list-style-name="L2">
      <style:text-properties officeooo:rsid="001c7e39" officeooo:paragraph-rsid="001e2c03"/>
    </style:style>
    <style:style style:name="P21" style:family="paragraph" style:parent-style-name="Text_20_body" style:list-style-name="L5">
      <style:text-properties officeooo:rsid="001e2c03" officeooo:paragraph-rsid="001e2c03"/>
    </style:style>
    <style:style style:name="P22" style:family="paragraph" style:parent-style-name="Text_20_body" style:list-style-name="L7">
      <style:text-properties officeooo:rsid="001e2c03" officeooo:paragraph-rsid="001e2c03"/>
    </style:style>
    <style:style style:name="P23" style:family="paragraph" style:parent-style-name="Text_20_body" style:list-style-name="L7">
      <style:text-properties officeooo:rsid="001ee476" officeooo:paragraph-rsid="001ee476"/>
    </style:style>
    <style:style style:name="P24" style:family="paragraph" style:parent-style-name="Title">
      <style:text-properties officeooo:paragraph-rsid="001a5991"/>
    </style:style>
    <style:style style:name="T1" style:family="text">
      <style:text-properties officeooo:rsid="001a5991"/>
    </style:style>
    <style:style style:name="T2" style:family="text">
      <style:text-properties style:font-name="Liberation Sans" fo:font-size="28pt" fo:font-weight="bold" officeooo:rsid="001a5991" style:font-name-asian="Noto Sans CJK SC" style:font-size-asian="28pt" style:font-weight-asian="bold" style:font-name-complex="Lohit Devanagari" style:font-size-complex="2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c7e39"/>
    </style:style>
    <style:style style:name="T5" style:family="text">
      <style:text-properties officeooo:rsid="001e2c03"/>
    </style:style>
    <style:style style:name="T6" style:family="text">
      <style:text-properties officeooo:rsid="001ee47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2">Actividad - </text:span><text:bookmark text:name="yui_3_17_2_1_1633356554649_39"/>Partes de un sitio web.</text:p>
      <text:p text:style-name="P8"><text:date style:data-style-name="N37" text:date-value="2021-10-04T16:13:07.366708880" text:fixed="true">04/10/21</text:date></text:p>
      <text:p text:style-name="Standard"><text:span text:style-name="T3">Identificad las partes que hay en los siguientes sitios web indicando el tipo de menús empleados en ellas: </text:span></text:p>
      <text:h text:style-name="P3" text:outline-level="1"><text:a xlink:type="simple" xlink:href="https://www.elcorteingles.es/" text:style-name="Internet_20_link" text:visited-style-name="Visited_20_Internet_20_Link">El Corte Inglés</text:a></text:h>
      <text:list xml:id="list2762572326" text:style-name="L2">
        <text:list-item>
          <text:p text:style-name="P9">Cabecera</text:p>
          <text:list>
            <text:list-item>
              <text:p text:style-name="P9">Logo</text:p>
            </text:list-item>
            <text:list-item>
              <text:p text:style-name="P9">Buscador</text:p>
            </text:list-item>
            <text:list-item>
              <text:p text:style-name="P9">Menú burguer y menú estándar <text:span text:style-name="T6">con enlaces al á</text:span>rea privada <text:span text:style-name="T6">y la cesta de la compra</text:span></text:p>
            </text:list-item>
            <text:list-item>
              <text:p text:style-name="P9">Peculiar radius para clasificación de elementos disponibles para entrega en el mismo día.</text:p>
            </text:list-item>
            <text:list-item>
              <text:p text:style-name="P10"><text:span text:style-name="T6">M</text:span>enú estándar <text:span text:style-name="T6">con separadores verticales</text:span></text:p>
            </text:list-item>
          </text:list>
        </text:list-item>
        <text:list-item>
          <text:p text:style-name="P9">Cuerpo</text:p>
          <text:list>
            <text:list-item>
              <text:p text:style-name="P19">Banner autopubli</text:p>
            </text:list-item>
            <text:list-item>
              <text:p text:style-name="P20">Grid de imágen<text:span text:style-name="T5">es con hipervínculos y organizado por secciones, banners.</text:span></text:p>
            </text:list-item>
          </text:list>
        </text:list-item>
        <text:list-item>
          <text:p text:style-name="P9">Pie de página</text:p>
          <text:list>
            <text:list-item>
              <text:p text:style-name="P9">Newsletter</text:p>
            </text:list-item>
            <text:list-item>
              <text:p text:style-name="P9">Varios menús, estándar con iconos</text:p>
            </text:list-item>
            <text:list-item>
              <text:p text:style-name="P9">Mapa del sitio / Navegación por secciones</text:p>
            </text:list-item>
            <text:list-item>
              <text:p text:style-name="P9">Enlaces RRSS</text:p>
            </text:list-item>
            <text:list-item>
              <text:p text:style-name="P9">Contacto</text:p>
            </text:list-item>
            <text:list-item>
              <text:p text:style-name="P11"><text:span text:style-name="T1">Avisos legales y diversas políticas</text:span></text:p>
            </text:list-item>
          </text:list>
        </text:list-item>
      </text:list>
      <text:h text:style-name="P5" text:outline-level="1"><text:a xlink:type="simple" xlink:href="https://www.pccomponentes.com/" text:style-name="Internet_20_link" text:visited-style-name="Visited_20_Internet_20_Link">PcComponentes</text:a></text:h>
      <text:list xml:id="list1188485504" text:style-name="L3">
        <text:list-item>
          <text:p text:style-name="P12">Cabecera</text:p>
          <text:list>
            <text:list-item>
              <text:p text:style-name="P12">Logo y título</text:p>
            </text:list-item>
            <text:list-item>
              <text:p text:style-name="P12">Buscador</text:p>
            </text:list-item>
            <text:list-item>
              <text:p text:style-name="P12">Menú estándar con íconos</text:p>
            </text:list-item>
            <text:list-item>
              <text:p text:style-name="P12">Mega menú burguer desplegable (?)</text:p>
            </text:list-item>
            <text:list-item>
              <text:p text:style-name="P12">Consigna</text:p>
            </text:list-item>
            <text:list-item>
              <text:p text:style-name="P12">Navegación por secciones principal</text:p>
            </text:list-item>
          </text:list>
        </text:list-item>
        <text:list-item>
          <text:p text:style-name="P12">Cuerpo</text:p>
          <text:list>
            <text:list-item>
              <text:p text:style-name="P15">Grid de imágen<text:span text:style-name="T5">es con hipervínculos y organizado por categorías, banners.</text:span></text:p>
            </text:list-item>
          </text:list>
        </text:list-item>
        <text:list-item>
          <text:p text:style-name="P12">Pie de página</text:p>
          <text:list>
            <text:list-item>
              <text:p text:style-name="P12">Menú estándar por secciones</text:p>
            </text:list-item>
            <text:list-item>
              <text:p text:style-name="P12">Políticas y avisos legales</text:p>
            </text:list-item>
            <text:list-item>
              <text:p text:style-name="P12">Contacto</text:p>
            </text:list-item>
            <text:list-item>
              <text:p text:style-name="P12">RRSS</text:p>
            </text:list-item>
          </text:list>
        </text:list-item>
      </text:list>
      <text:h text:style-name="P6" text:outline-level="1"><text:a xlink:type="simple" xlink:href="https://www.uca.es/" text:style-name="Internet_20_link" text:visited-style-name="Visited_20_Internet_20_Link">Universidad de Cádiz</text:a></text:h>
      <text:list xml:id="list2224866277" text:style-name="L5">
        <text:list-item>
          <text:p text:style-name="P17">Cabecera</text:p>
          <text:list>
            <text:list-item>
              <text:p text:style-name="P17">Navbar con enlaces principales</text:p>
            </text:list-item>
            <text:list-item>
              <text:p text:style-name="P17">Título y logos de ceryificaciones</text:p>
            </text:list-item>
            <text:list-item>
              <text:p text:style-name="P17">Menú desplegable</text:p>
            </text:list-item>
            <text:list-item>
              <text:p text:style-name="P17">Buscador</text:p>
            </text:list-item>
          </text:list>
        </text:list-item>
        <text:list-item>
          <text:p text:style-name="P17">Cuerpo</text:p>
          <text:list>
            <text:list-item>
              <text:p text:style-name="P21">Slider de imágenes con noticias de la web</text:p>
            </text:list-item>
            <text:list-item>
              <text:p text:style-name="P21">Banner de imagenes con enlaces a noticias recientes.</text:p>
            </text:list-item>
            <text:list-item>
              <text:p text:style-name="P21">Sección de agenda, con slider de imagenes con hipervínculos</text:p>
            </text:list-item>
            <text:list-item>
              <text:p text:style-name="P21">Sección social, con menú de iconos con enlaces a RRSS</text:p>
            </text:list-item>
            <text:list-item>
              <text:p text:style-name="P21">Grid de formas rectangulaes con enlaces a distintas secciones del sitio</text:p>
            </text:list-item>
            <text:list-item>
              <text:p text:style-name="P21">Logos con enlaces a diversos certificaciones y organizaciones</text:p>
            </text:list-item>
          </text:list>
        </text:list-item>
        <text:list-item>
          <text:p text:style-name="P17">Pie de página</text:p>
        </text:list-item>
      </text:list>
      <text:list xml:id="list2950783885" text:style-name="L4">
        <text:list-item>
          <text:list>
            <text:list-item>
              <text:p text:style-name="P13">Logo</text:p>
            </text:list-item>
            <text:list-item>
              <text:p text:style-name="P13">Datos de Contacto</text:p>
            </text:list-item>
            <text:list-item>
              <text:p text:style-name="P13">Menú estándar</text:p>
            </text:list-item>
            <text:list-item>
              <text:p text:style-name="P13">Aviso lega<text:span text:style-name="T4">l</text:span></text:p>
            </text:list-item>
            <text:list-item>
              <text:p text:style-name="P16">RRSS</text:p>
            </text:list-item>
            <text:list-item>
              <text:p text:style-name="P16">Logos patrocinadores</text:p>
            </text:list-item>
            <text:list-item>
              <text:p text:style-name="P14"><text:span text:style-name="T4">Separadores verticales</text:span></text:p>
            </text:list-item>
          </text:list>
        </text:list-item>
      </text:list>
      <text:h text:style-name="P6" text:outline-level="1"><text:a xlink:type="simple" xlink:href="https://www.zara.com/es/" text:style-name="Internet_20_link" text:visited-style-name="Visited_20_Internet_20_Link">Zara</text:a></text:h>
      <text:list xml:id="list76606328" text:style-name="L6">
        <text:list-item>
          <text:p text:style-name="P18">Cabecera</text:p>
          <text:list>
            <text:list-item>
              <text:p text:style-name="P18">Mega menú hamburguesa simple (???)</text:p>
            </text:list-item>
            <text:list-item>
              <text:p text:style-name="P18">Título</text:p>
            </text:list-item>
            <text:list-item>
              <text:p text:style-name="P18">Buscador</text:p>
            </text:list-item>
            <text:list-item>
              <text:p text:style-name="P18">Navbar de área privada, ayuda y cesta de la compra</text:p>
            </text:list-item>
          </text:list>
        </text:list-item>
        <text:list-item>
          <text:p text:style-name="P18">Cuerpo</text:p>
          <text:list>
            <text:list-item>
              <text:p text:style-name="P18">Slider de sección con imagen</text:p>
            </text:list-item>
          </text:list>
        </text:list-item>
        <text:list-item>
          <text:p text:style-name="P18">Pie de página</text:p>
          <text:list>
            <text:list-item>
              <text:p text:style-name="P18">Newsletter</text:p>
            </text:list-item>
            <text:list-item>
              <text:p text:style-name="P18">Menú estandar sin iconos de RRSS</text:p>
            </text:list-item>
            <text:list-item>
              <text:p text:style-name="P18">Menu estándar de avisos legales y políticas </text:p>
            </text:list-item>
          </text:list>
        </text:list-item>
        <text:list-item>
          <text:p text:style-name="P18">Extra: La página no responde a las teclas “Inicio” y “Fin”. Sencillamente no se desplaza a menos que usemos la barra de scroll</text:p>
        </text:list-item>
      </text:list>
      <text:h text:style-name="P4" text:outline-level="1"/>
      <text:h text:style-name="P7" text:outline-level="1"><text:a xlink:type="simple" xlink:href="https://www.disneyplus.com/es-es" text:style-name="Internet_20_link" text:visited-style-name="Visited_20_Internet_20_Link">Disney+</text:a></text:h>
      <text:list xml:id="list3094441483" text:style-name="L7">
        <text:list-item>
          <text:p text:style-name="P22">Cabecera</text:p>
          <text:list>
            <text:list-item>
              <text:p text:style-name="P22">Gran cabecera que ocupa ancho y alto de la vista de navegación</text:p>
            </text:list-item>
            <text:list-item>
              <text:p text:style-name="P22">Botón de área privada</text:p>
            </text:list-item>
            <text:list-item>
              <text:p text:style-name="P22">Logo acompañado de consigna</text:p>
            </text:list-item>
            <text:list-item>
              <text:p text:style-name="P22">Información de precio y botones de enlace a proceso de suscripción</text:p>
            </text:list-item>
          </text:list>
        </text:list-item>
        <text:list-item>
          <text:p text:style-name="P22">Cuerpo</text:p>
          <text:list>
            <text:list-item>
              <text:p text:style-name="P22">Scroll vertical con secciones de gran altura, que incluye elementos visuales</text:p>
            </text:list-item>
          </text:list>
        </text:list-item>
        <text:list-item>
          <text:p text:style-name="P22">Pie de página</text:p>
          <text:list>
            <text:list-item>
              <text:p text:style-name="P23">Logo centrado verticalmente</text:p>
            </text:list-item>
            <text:list-item>
              <text:p text:style-name="P22"><text:span text:style-name="T6">Menú estándar con a</text:span>visos legales <text:span text:style-name="T6">políticas</text:span></text:p>
            </text:list-item>
            <text:list-item>
              <text:p text:style-name="P23">Créditos y derechos de autor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9d466" officeooo:paragraph-rsid="0019d466"/>
    </style:style>
    <style:style style:name="MP2" style:family="paragraph" style:parent-style-name="Footer">
      <style:text-properties officeooo:rsid="0019d466" officeooo:paragraph-rsid="0019d466"/>
    </style:style>
    <style:style style:name="MT1" style:family="text">
      <style:text-properties officeooo:rsid="001a599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iseño de Interfaces Web</text:span><text:tab/>I.E.S. DOÑANA<text:tab/>2º DAW 21/22</text:p>
      </style:header>
      <style:footer>
        <text:p text:style-name="MP2">Eduardo Martínez Romero<text:tab/><text:tab/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4T16:09:58.216770449</meta:creation-date>
    <dc:date>2021-10-04T17:02:37.534834429</dc:date>
    <meta:editing-duration>PT2M56S</meta:editing-duration>
    <meta:editing-cycles>1</meta:editing-cycles>
    <meta:document-statistic meta:table-count="0" meta:image-count="0" meta:object-count="0" meta:page-count="5" meta:paragraph-count="83" meta:word-count="447" meta:character-count="2400" meta:non-whitespace-character-count="2106"/>
    <meta:generator>LibreOffice/7.1.6.2$Linux_X86_64 LibreOffice_project/10$Build-2</meta:generator>
  </office:meta>
</office:document-meta>
</file>